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libarr template sample</text:p>
      <text:p text:style-name="Standard"/>
      <text:p text:style-name="Standard">This is a sample ODT document to show how to build templates documents to generate <text:s/>documents personalized for your customers or suppliers</text:p>
      <text:p text:style-name="Standard"/>
      <text:p text:style-name="Standard"><text:span text:style-name="T1">My informations:</text:span> </text:p>
      <text:p text:style-name="P2">This is a list of tags that will be replaced with your informations</text:p>
      <text:p text:style-name="Standard">{mycompany_name}</text:p>
      <text:p text:style-name="Standard">{mycompany_address}</text:p>
      <text:p text:style-name="Standard">{mycompany_zip}</text:p>
      <text:p text:style-name="Standard">{mycompany_town}</text:p>
      <text:p text:style-name="Standard">{mycompany_vat}</text:p>
      <text:p text:style-name="Standard">{mycompany_idprof1}</text:p>
      <text:p text:style-name="Standard">{mycompany_idprof2}</text:p>
      <text:p text:style-name="Standard">{mycompany_idprof3}</text:p>
      <text:p text:style-name="Standard">{mycompany_idprof4}</text:p>
      <text:p text:style-name="Standard"/>
      <text:p text:style-name="Standard"/>
      <text:p text:style-name="P2">This is a list of tags that will be replaced with your third parties informations</text:p>
      <text:p text:style-name="Standard">{company_name}</text:p>
      <text:p text:style-name="Standard">{company_address}</text:p>
      <text:p text:style-name="Standard">{company_zip}</text:p>
      <text:p text:style-name="Standard">{company_town}</text:p>
      <text:p text:style-name="Standard">{company_vat}</text:p>
      <text:p text:style-name="Standard">{company_idprof1}</text:p>
      <text:p text:style-name="Standard">{company_idprof2}</text:p>
      <text:p text:style-name="Standard">{company_idprof3}</text:p>
      <text:p text:style-name="Standard">{company_idprof4}</text:p>
      <text:p text:style-name="Standard"/>
      <text:p text:style-name="Standard"/>
      <text:p text:style-name="Standard"/>
      <text:p text:style-name="Standard">For complete list of tags, see on user documentation of modules on wiki:</text:p>
      <text:p text:style-name="Standard"><text:a xlink:type="simple" xlink:href="http://wiki.dolibarr.org/">http://wiki.dolibarr.org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8M04S</meta:editing-duration>
    <meta:editing-cycles>9</meta:editing-cycles>
    <meta:generator>OpenOffice.org/3.2$Win32 OpenOffice.org_project/320m12$Build-9483</meta:generator>
    <dc:date>2010-03-16T02:09:05.99</dc:date>
    <dc:creator>Laurent Destailleur</dc:creator>
    <meta:document-statistic meta:table-count="0" meta:image-count="0" meta:object-count="0" meta:page-count="1" meta:paragraph-count="25" meta:word-count="87" meta:character-count="719"/>
    <meta:user-defined meta:name="Info 1"/>
    <meta:user-defined meta:name="Info 2"/>
    <meta:user-defined meta:name="Info 3"/>
    <meta:user-defined meta:name="Info 4"/>
  </office:meta>
</office:document-meta>
</file>